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Noto Serif" svg:font-family="'Noto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color="#666666" style:font-name="Liberation Sans" fo:font-size="9pt" fo:font-weight="bold" officeooo:rsid="0005b6e9" officeooo:paragraph-rsid="0005fc01" style:font-size-asian="9pt" style:font-weight-asian="bold" style:font-size-complex="9pt" style:font-weight-complex="bold"/>
    </style:style>
    <style:style style:name="P2" style:family="paragraph" style:parent-style-name="Heading_20_1">
      <style:text-properties officeooo:paragraph-rsid="000d2253"/>
    </style:style>
    <style:style style:name="P3" style:family="paragraph" style:parent-style-name="Heading_20_1">
      <style:text-properties officeooo:rsid="0016208a" officeooo:paragraph-rsid="0016208a"/>
    </style:style>
    <style:style style:name="P4" style:family="paragraph" style:parent-style-name="Standard">
      <style:text-properties officeooo:paragraph-rsid="0016208a"/>
    </style:style>
    <style:style style:name="P5" style:family="paragraph" style:parent-style-name="Text_20_body">
      <style:text-properties style:font-name="Liberation Sans" officeooo:rsid="0016208a" officeooo:paragraph-rsid="0016208a"/>
    </style:style>
    <style:style style:name="P6" style:family="paragraph" style:parent-style-name="Text_20_body">
      <style:text-properties style:font-name="Liberation Sans" officeooo:rsid="0000d239" officeooo:paragraph-rsid="0000d239"/>
    </style:style>
    <style:style style:name="T1" style:family="text">
      <style:text-properties fo:color="#000000" fo:font-weight="normal" style:font-weight-asian="normal" style:font-weight-complex="normal"/>
    </style:style>
    <style:style style:name="T2" style:family="text">
      <style:text-properties fo:color="#000000" fo:font-weight="normal" officeooo:rsid="00070cd4" style:font-weight-asian="normal" style:font-weight-complex="normal"/>
    </style:style>
    <style:style style:name="T3" style:family="text">
      <style:text-properties fo:font-weight="normal" style:font-weight-asian="normal" style:font-weight-complex="normal"/>
    </style:style>
    <style:style style:name="T4" style:family="text">
      <style:text-properties fo:color="#c9211e"/>
    </style:style>
    <style:style style:name="T5" style:family="text">
      <style:text-properties style:font-name="Liberation Sans"/>
    </style:style>
    <style:style style:name="T6" style:family="text">
      <style:text-properties style:font-name="Liberation Sans" fo:font-size="18.2000007629395pt" fo:font-weight="bold" officeooo:rsid="000d2253" style:font-name-asian="Microsoft YaHei" style:font-size-asian="18.2000007629395pt" style:font-weight-asian="bold" style:font-name-complex="Mangal" style:font-size-complex="18.2000007629395pt" style:font-weight-complex="bold"/>
    </style:style>
    <style:style style:name="T7" style:family="text">
      <style:text-properties style:font-name="Liberation Sans" officeooo:rsid="000eba24"/>
    </style:style>
    <style:style style:name="T8" style:family="text">
      <style:text-properties style:font-name="Liberation Sans" style:font-name-asian="Microsoft YaHei" style:font-name-complex="Mangal"/>
    </style:style>
    <style:style style:name="T9" style:family="text">
      <style:text-properties style:font-name="Liberation Sans" officeooo:rsid="0016208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6">Opgave</text:span></text:h>
      <text:p text:style-name="Standard"><text:span text:style-name="T5">In</text:span><text:span text:style-name="T7"> te l</text:span><text:span text:style-name="T5">everen uiterlijk 2 dagen v</text:span><text:span text:style-name="T8">óór </text:span><text:span text:style-name="T5">de volgende les</text:span><text:span text:style-name="T9">.</text:span></text:p>
      <text:p text:style-name="P4"><text:span text:style-name="T5"/></text:p>
      <text:p text:style-name="P4"><text:span text:style-name="T5"/></text:p>
      <text:h text:style-name="P3" text:outline-level="1">Twee LED's uit de pas</text:h>
      <text:p text:style-name="P5">Simuleer de aansturing van twee LED's, een rode en een groene. De rode knippert met een periode van 1s, dus steeds 0.5s uit, 0.5s aan. De groene volgt het exacte patroon van het arduino_led_timer voorbeeld.</text:p>
      <text:p text:style-name="P5">Genereer code, sluit LED's aan op een Arduino, run het progamma en check de correcte werking.</text:p>
      <text:p text:style-name="P5">Extra: Voeg in de simulatie en in de fysieke schakeling een derde, gele LED toe. Hiervan is de helderheid traploos te variëren met behulp van twee knoppen. De twee andere LED's blijven onveranderd functioneren.</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Noto Serif" svg:font-family="'Noto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666666" style:font-name="Liberation Sans" fo:font-size="9pt" fo:font-weight="bold" officeooo:rsid="0005b6e9" officeooo:paragraph-rsid="0005fc01" style:font-size-asian="9pt" style:font-weight-asian="bold" style:font-size-complex="9pt" style:font-weight-complex="bold"/>
    </style:style>
    <style:style style:name="MT1" style:family="text">
      <style:text-properties fo:color="#000000" fo:font-weight="normal" style:font-weight-asian="normal" style:font-weight-complex="normal"/>
    </style:style>
    <style:style style:name="MT2" style:family="text">
      <style:text-properties fo:color="#000000" fo:font-weight="normal" officeooo:rsid="00070cd4" style:font-weight-asian="normal" style:font-weight-complex="normal"/>
    </style:style>
    <style:style style:name="MT3" style:family="text">
      <style:text-properties fo:font-weight="normal" style:font-weight-asian="normal" style:font-weight-complex="normal"/>
    </style:style>
    <style:style style:name="MT4" style:family="text">
      <style:text-properties fo:color="#c9211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pan><text:span text:style-name="MT2">C</text:span><text:span text:style-name="MT1">)</text:span><text:span text:style-name="MT3"> </text:span>GEATEC <text:span text:style-name="MT4">engineering</text:span><text:span text:style-name="MT1">, license: Creative Commons</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1-02-05T16:14:22.874541963</dc:date>
    <meta:editing-duration>PT32M3S</meta:editing-duration>
    <meta:editing-cycles>11</meta:editing-cycles>
    <meta:document-statistic meta:table-count="0" meta:image-count="0" meta:object-count="0" meta:page-count="1" meta:paragraph-count="7" meta:word-count="107" meta:character-count="638" meta:non-whitespace-character-count="538"/>
  </office:meta>
</office:document-meta>
</file>